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7pt" style:font-size-asian="7pt" style:font-size-complex="7pt"/>
    </style:style>
    <style:style style:name="P2" style:family="paragraph">
      <style:paragraph-properties fo:text-align="center"/>
      <style:text-properties style:font-name="Ebrima" fo:font-size="7pt" fo:font-weight="bold" style:font-size-asian="7pt" style:font-weight-asian="bold" style:font-size-complex="7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style:font-name="Ebrima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8pt" style:font-size-asian="8pt" style:font-size-complex="8pt"/>
    </style:style>
    <style:style style:name="P7" style:family="paragraph">
      <style:paragraph-properties fo:text-align="center"/>
      <style:text-properties fo:color="#ffffff" style:font-name="Ebrima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Ebrima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="Ebrima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ffffff" style:font-name="Ebrima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99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6.11mm" svg:height="5.09mm" svg:x="0.12mm" svg:y="0.11mm"><text:p text:style-name="P1"><text:span text:style-name="T1">D45~</text:span></text:p></draw:rect><draw:rect text:anchor-type="paragraph" draw:z-index="1" draw:style-name="gr1" draw:text-style-name="P4" svg:width="6.11mm" svg:height="5.09mm" svg:x="0.12mm" svg:y="5.19mm"><text:p text:style-name="P3"><text:span text:style-name="T1">]D33</text:span></text:p></draw:rect><draw:rect text:anchor-type="paragraph" draw:z-index="2" draw:style-name="gr2" draw:text-style-name="P4" svg:width="6.11mm" svg:height="5.09mm" svg:x="0.12mm" svg:y="10.27mm"><text:p text:style-name="P3"><text:span text:style-name="T2">5V</text:span></text:p></draw:rect><draw:line text:anchor-type="paragraph" draw:z-index="3" draw:style-name="gr3" draw:text-style-name="P5" svg:x1="0.12mm" svg:y1="0.11mm" svg:x2="14.62mm" svg:y2="0.15mm"><text:p/></draw:line><draw:rect text:anchor-type="paragraph" draw:z-index="4" draw:style-name="gr4" draw:text-style-name="P7" svg:width="6.11mm" svg:height="5.09mm" svg:x="0.12mm" svg:y="15.35mm"><text:p text:style-name="P6"><text:span text:style-name="T3">GND</text:span></text:p></draw:rect><draw:rect text:anchor-type="paragraph" draw:z-index="5" draw:style-name="gr5" draw:text-style-name="P4" svg:width="6.11mm" svg:height="5.09mm" svg:x="0.12mm" svg:y="20.43mm"><text:p text:style-name="P3"><text:span text:style-name="T2">A13</text:span></text:p></draw:rect><draw:rect text:anchor-type="paragraph" draw:z-index="6" draw:style-name="gr4" draw:text-style-name="P7" svg:width="6.11mm" svg:height="5.09mm" svg:x="0.12mm" svg:y="25.51mm"><text:p text:style-name="P6"><text:span text:style-name="T3">GND</text:span></text:p></draw:rect><draw:rect text:anchor-type="paragraph" draw:z-index="7" draw:style-name="gr2" draw:text-style-name="P4" svg:width="6.11mm" svg:height="5.09mm" svg:x="0.12mm" svg:y="30.59mm"><text:p text:style-name="P3"><text:span text:style-name="T2">5V</text:span></text:p></draw:rect><draw:rect text:anchor-type="paragraph" draw:z-index="8" draw:style-name="gr5" draw:text-style-name="P4" svg:width="6.11mm" svg:height="5.09mm" svg:x="0.12mm" svg:y="35.67mm"><text:p text:style-name="P3"><text:span text:style-name="T2">A11</text:span></text:p></draw:rect><draw:line text:anchor-type="paragraph" draw:z-index="9" draw:style-name="gr3" draw:text-style-name="P5" svg:x1="14.62mm" svg:y1="0.14mm" svg:x2="14.57mm" svg:y2="53.14mm"><text:p/></draw:line><draw:line text:anchor-type="paragraph" draw:z-index="10" draw:style-name="gr3" draw:text-style-name="P5" svg:x1="14.57mm" svg:y1="53.15mm" svg:x2="0.02mm" svg:y2="53.2mm"><text:p/></draw:line><draw:rect text:anchor-type="paragraph" draw:z-index="11" draw:style-name="gr6" draw:text-style-name="P4" svg:width="6.11mm" svg:height="5.09mm" svg:x="0.02mm" svg:y="48.07mm"><text:p text:style-name="P3"><text:span text:style-name="T2">VIN</text:span></text:p></draw:rect><draw:rect text:anchor-type="paragraph" draw:z-index="12" draw:style-name="gr4" draw:text-style-name="P7" svg:width="6.11mm" svg:height="5.09mm" svg:x="0.02mm" svg:y="42.99mm"><text:p text:style-name="P6"><text:span text:style-name="T3">GND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Ebrima" svg:font-family="Ebr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GIT-TECH </meta:initial-creator>
    <meta:creation-date>2020-11-21T21:09:36.98</meta:creation-date>
    <meta:document-statistic meta:table-count="0" meta:image-count="0" meta:object-count="0" meta:page-count="1" meta:paragraph-count="0" meta:word-count="0" meta:character-count="0"/>
    <dc:date>2020-11-21T21:42:32.81</dc:date>
    <dc:creator>TGIT-TECH </dc:creator>
    <meta:editing-duration>PT32M56S</meta:editing-duration>
    <meta:editing-cycles>1</meta:editing-cycles>
    <meta:generator>OpenOffice/4.1.7$Win32 OpenOffice.org_project/417m1$Build-9800</meta:generator>
  </office:meta>
</office:document-meta>
</file>